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ableWrapper.getValue( String vari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flowableWrapper.getWorkflow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ableWrapper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ableWrapper.ge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flowableWrapper.getWorkflow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kflowableWrapper.canInvoke( String usec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ableWrappe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ableWrapper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ableWrappe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ableWrapper.get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ableWrapper.WorkflowableWrapper( MultiWorkflow usecase , ServiceManager manager , Session session , Document document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